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text-align="start" style:justify-single-word="false"/>
      <style:text-properties fo:color="#ce181e" style:font-name="arial" fo:font-size="11pt" fo:font-style="italic" style:text-underline-style="none" fo:font-weight="normal" officeooo:rsid="002cf8be" officeooo:paragraph-rsid="004373a2" fo:background-color="#fff200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Frame_20_contents">
      <style:text-properties style:font-name="arial" fo:font-size="11pt" officeooo:paragraph-rsid="004373a2" style:font-size-asian="11pt" style:font-size-complex="11pt"/>
    </style:style>
    <style:style style:name="P3" style:family="paragraph" style:parent-style-name="UrbanTitle">
      <style:text-properties style:font-name="Arial" fo:font-size="10pt" style:text-underline-style="none" officeooo:rsid="001dc90b" officeooo:paragraph-rsid="001dc90b" style:font-size-asian="10pt" style:font-size-complex="10pt"/>
    </style:style>
    <style:style style:name="P4" style:family="paragraph" style:parent-style-name="UrbanTitle">
      <style:text-properties style:font-name="Arial" fo:font-size="14pt" officeooo:paragraph-rsid="004373a2" style:font-size-asian="14pt" style:font-size-complex="14pt"/>
    </style:style>
    <style:style style:name="P5" style:family="paragraph" style:parent-style-name="UrbanTitle">
      <style:text-properties style:font-name="Arial" fo:font-size="14pt" style:text-underline-style="none" officeooo:paragraph-rsid="004373a2" style:font-size-asian="14pt" style:font-size-complex="14pt"/>
    </style:style>
    <style:style style:name="P6" style:family="paragraph" style:parent-style-name="UrbanBody">
      <style:text-properties style:font-name="Arial" fo:font-size="10.5pt" style:font-size-asian="10.5pt" style:font-size-complex="10.5pt"/>
    </style:style>
    <style:style style:name="P7" style:family="paragraph" style:parent-style-name="UrbanBody">
      <style:text-properties style:font-name="Arial" fo:font-size="10.5pt" officeooo:paragraph-rsid="001cf2d3" style:font-size-asian="10.5pt" style:font-size-complex="10.5pt"/>
    </style:style>
    <style:style style:name="P8" style:family="paragraph" style:parent-style-name="UrbanBody">
      <style:text-properties style:font-name="Arial" fo:font-size="10.5pt" fo:font-weight="normal" style:font-size-asian="10.5pt" style:font-weight-asian="normal" style:font-size-complex="10.5pt" style:font-weight-complex="normal"/>
    </style:style>
    <style:style style:name="P9" style:family="paragraph" style:parent-style-name="UrbanBody" style:master-page-name="">
      <style:paragraph-properties style:page-number="auto" style:shadow="none"/>
      <style:text-properties style:font-name="Arial" fo:font-size="9pt" fo:font-weight="normal" officeooo:paragraph-rsid="002eb795" style:font-size-asian="9pt" style:font-weight-asian="normal" style:font-size-complex="9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Arial" fo:font-size="10pt" officeooo:paragraph-rsid="004373a2" style:font-size-asian="10pt" style:font-size-complex="10pt"/>
    </style:style>
    <style:style style:name="P11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4373a2" style:font-size-asian="10pt" style:font-size-complex="10pt"/>
    </style:style>
    <style:style style:name="P12" style:family="paragraph" style:parent-style-name="UrbanTitle">
      <style:paragraph-properties fo:text-align="start" style:justify-single-word="false"/>
      <style:text-properties style:font-name="arial" fo:font-size="11pt" fo:font-style="normal" style:text-underline-style="none" fo:font-weight="bold" officeooo:rsid="0084aa93" officeooo:paragraph-rsid="004373a2" style:font-size-asian="11pt" style:font-style-asian="normal" style:font-weight-asian="bold" style:font-name-complex="Arial" style:font-size-complex="11pt" style:font-style-complex="normal" style:font-weight-complex="bold"/>
    </style:style>
    <style:style style:name="P13" style:family="paragraph" style:parent-style-name="UrbanBody">
      <style:text-properties style:font-name="Arial" fo:font-size="10.5pt" fo:font-weight="bold" style:font-size-asian="10.5pt" style:font-weight-asian="bold" style:font-size-complex="10.5pt" style:font-weight-complex="bold"/>
    </style:style>
    <style:style style:name="P1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style:use-window-font-color="true"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officeooo:rsid="0022109e"/>
    </style:style>
    <style:style style:name="T7" style:family="text">
      <style:text-properties officeooo:rsid="00261da0"/>
    </style:style>
    <style:style style:name="T8" style:family="text">
      <style:text-properties fo:color="#ce181e" officeooo:rsid="002cf8be" fo:background-color="#fff200" loext:char-shading-value="0"/>
    </style:style>
    <style:style style:name="T9" style:family="text">
      <style:text-properties officeooo:rsid="00362119"/>
    </style:style>
    <style:style style:name="T10" style:family="text">
      <style:text-properties officeooo:rsid="003491da"/>
    </style:style>
    <style:style style:name="T11" style:family="text">
      <style:text-properties officeooo:rsid="003a6b86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5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6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10"><office:annotation><dc:creator>Gauthier Bastien</dc:creator><dc:date>2011-01-13T14:56:41</dc:date><text:p text:style-name="P14"><text:span text:style-name="T14">do text</text:span></text:p><text:p text:style-name="P14"><text:span text:style-name="T14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11"><text:span text:style-name="Police_20_par_20_défaut"><text:span text:style-name="T12"><text:text-input text:description="">tool.getCityName()</text:text-input></text:span></text:span><text:span text:style-name="T13">, le </text:span><text:span text:style-name="T13"><text:text-input text:description="">licence_view.format_date()</text:text-input></text:span></text:p>
            <text:p text:style-name="P2">S<text:span text:style-name="T6">PW - Département de l'Aménagement du territoire et de l'Urbanisme</text:span> - Direction de <text:span text:style-name="T8">VILLE</text:span></text:p>
            <text:p text:style-name="P1">ADRESSE</text:p>
            <text:p text:style-name="P12">RECOMMANDÉ</text:p>
          </table:table-cell>
        </table:table-row>
      </table:table>
      <text:p text:style-name="P4"/>
      <text:p text:style-name="P5">Transmis<text:span text:style-name="T7">sion</text:span> <text:span text:style-name="T6">du dossier de permis intégré</text:span></text:p>
      <text:p text:style-name="P3"/>
      <text:p text:style-name="P13"><text:span text:style-name="T5"/></text:p>
      <text:p text:style-name="P8"/>
      <text:p text:style-name="P6"><office:annotation><dc:creator>Gauthier Bastien</dc:creator><dc:date>2011-02-16T16:12:24</dc:date><text:p text:style-name="P14"><text:span text:style-name="T16">do text if self.hasMultipleApplicants()</text:span></text:p></office:annotation><text:span text:style-name="T3">Demandeurs :</text:span> <text:text-input text:description="Demandeurs">self.getApplicantsSignaletic()</text:text-input></text:p>
      <text:p text:style-name="P6"><office:annotation><dc:creator>Gauthier Bastien</dc:creator><dc:date>2011-02-16T16:13:21</dc:date><text:p text:style-name="P14"><text:span text:style-name="T15">do text if self.hasSingleApplicant()</text:span></text:p></office:annotation><text:span text:style-name="T3">Demandeur :</text:span> <text:text-input text:description="Demandeurs">self.getApplicantsSignaletic()</text:text-input></text:p>
      <text:p text:style-name="P6"><text:span text:style-name="T3">Objet :</text:span> <text:text-input text:description="Objet des travaux">self.getLicenceSubject()</text:text-input></text:p>
      <text:p text:style-name="P6"><text:span text:style-name="T3">Situation :</text:span> <text:text-input text:description="Situation des travaux">self.getWorkLocationSignaletic()</text:text-input><text:s/>- <text:span text:style-name="T3">Référence cadastrale :</text:span> <text:text-input text:description="Bien-Parcelles">self.getPortionOutsText()</text:text-input></text:p>
      <text:p text:style-name="P6"/>
      <text:p text:style-name="P6"><text:span text:style-name="T10">Monsieur le Fonctionnaire délégué</text:span>,</text:p>
      <text:p text:style-name="P6"/>
      <text:p text:style-name="P7">Conformément au <text:span text:style-name="T11">décret du 5 février 2015 relatif aux implantations commerciales</text:span>, nous vous prions de trouver, sous ce pli, <text:span text:style-name="T11">un</text:span> exemplaire de la demande introduite le <text:span text:style-name="T4"><text:text-input text:description="Date du récépissé">licence_view.format_date(self.getLastDeposit().getEventDate())</text:text-input></text:span><text:span text:style-name="T4"><text:s/>par </text:span><text:text-input text:description="Demandeurs">self.getApplicantsSignaletic()</text:text-input>, concernant le projet repris sous rubrique<text:span text:style-name="T4">.</text:span></text:p>
      <text:p text:style-name="P6"/>
      <text:p text:style-name="P6">Nous vous en souhaitons bonne réception et nous vous prions d'agréer, <text:span text:style-name="T11">Monsieur le Fonctionnaire délégué</text:span>, nos salutations distinguées.</text:p>
      <text:p text:style-name="P6"/>
      <text:p text:style-name="P6"><office:annotation><dc:creator>Gauthier Bastien</dc:creator><dc:date>2011-01-13T14:56:41</dc:date><text:p text:style-name="P14"><text:span text:style-name="T14">do text</text:span></text:p><text:p text:style-name="P14"><text:span text:style-name="T14">from document(at=signatures, format='odt')</text:span>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DejaVu Sans" svg:font-family="'DejaVu Sans'" style:font-family-generic="swiss"/>
    <style:font-face style:name="arial" svg:font-family="arial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References" style:family="paragraph" style:parent-style-name="Table_20_Contents">
      <style:paragraph-properties fo:text-align="start" style:justify-single-word="false"/>
      <style:text-properties style:font-name="Times New Roman1" fo:font-family="'Times New Roman'" style:font-family-generic="roman" style:font-pitch="variable" fo:font-size="12pt" style:font-size-asian="12pt" style:font-size-complex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09-07-27T10:37:25</meta:creation-date>
    <dc:date>2020-12-02T10:17:08.660193662</dc:date>
    <dc:language>fr-FR</dc:language>
    <meta:editing-cycles>126</meta:editing-cycles>
    <meta:editing-duration>P1DT9H35M49S</meta:editing-duration>
    <meta:document-statistic meta:table-count="1" meta:image-count="0" meta:object-count="0" meta:page-count="1" meta:paragraph-count="14" meta:word-count="125" meta:character-count="949" meta:non-whitespace-character-count="858"/>
    <meta:user-defined meta:name="Info 1"/>
    <meta:user-defined meta:name="Info 2"/>
    <meta:user-defined meta:name="Info 3"/>
    <meta:user-defined meta:name="Info 4"/>
  </office:meta>
</office:document-meta>
</file>